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rsid="00067ae4" officeooo:paragraph-rsid="00067ae4"/>
    </style:style>
    <style:style style:name="P2" style:family="paragraph" style:parent-style-name="Title">
      <style:text-properties officeooo:rsid="00067ae4" officeooo:paragraph-rsid="00067ae4"/>
    </style:style>
    <style:style style:name="P3" style:family="paragraph" style:parent-style-name="Text_20_body">
      <style:text-properties officeooo:rsid="00075666" officeooo:paragraph-rsid="00075666"/>
    </style:style>
    <style:style style:name="P4" style:family="paragraph" style:parent-style-name="Heading_20_4">
      <style:text-properties officeooo:rsid="00067ae4" officeooo:paragraph-rsid="00067ae4"/>
    </style:style>
    <style:style style:name="P5" style:family="paragraph" style:parent-style-name="Heading_20_4">
      <style:text-properties officeooo:rsid="000807d3" officeooo:paragraph-rsid="000807d3"/>
    </style:style>
    <style:style style:name="P6" style:family="paragraph" style:parent-style-name="Heading_20_4">
      <style:text-properties officeooo:rsid="000a07b5" officeooo:paragraph-rsid="000a07b5"/>
    </style:style>
    <style:style style:name="P7" style:family="paragraph" style:parent-style-name="Text_20_body">
      <style:text-properties officeooo:rsid="000807d3" officeooo:paragraph-rsid="000807d3"/>
    </style:style>
    <style:style style:name="P8" style:family="paragraph" style:parent-style-name="Text_20_body">
      <style:text-properties officeooo:rsid="000a07b5" officeooo:paragraph-rsid="000a07b5"/>
    </style:style>
    <style:style style:name="P9" style:family="paragraph" style:parent-style-name="Title">
      <style:text-properties officeooo:rsid="00067ae4" officeooo:paragraph-rsid="00067ae4"/>
    </style:style>
    <style:style style:name="T1" style:family="text">
      <style:text-properties officeooo:rsid="00075666"/>
    </style:style>
    <style:style style:name="T2" style:family="text">
      <style:text-properties officeooo:rsid="00099db3"/>
    </style:style>
    <style:style style:name="T3" style:family="text">
      <style:text-properties officeooo:rsid="0009e401"/>
    </style:style>
    <style:style style:name="T4" style:family="text">
      <style:text-properties officeooo:rsid="000bfc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ASSCILAUNT-PLATFORMING</text:p>
      <text:h text:style-name="P4" text:outline-level="4">Basic Info:</text:h>
      <text:p text:style-name="P1">Asscilaunt-Platforming is a stylish moddable platformer made in Godot 4.3. It will have have a level editor, be moddable, have a full paid game with 10 worlds and will have a free and open source demo. There will be gameplay modifires that will be the main gimmick of the game.</text:p>
      <text:h text:style-name="P4" text:outline-level="4">Gameplay:</text:h>
      <text:p text:style-name="P1">It will be your bog-standard 2D platformer but with one important change. And they are modifires. They change the primary action of your player. You can only have 1 equuiped at anytime and you can only change them by picking one from the level. The first modifier you will encounter is:</text:p>
      <text:p text:style-name="P1">Flip. When you press you primary action button the players gravity reverses. You can initiate this in mid-air. You can kill enemies when your flipping and not on the ground. <text:span text:style-name="T1">The second one is:</text:span></text:p>
      <text:p text:style-name="P3">Jump. When you press the primary action button you jump. The jump can be adjusted by how long you hold the button. You can jump on enemies without spikes on their top to kill them. It’s a pretty familiar control scheme.</text:p>
      <text:p text:style-name="P3">These sound so bland don’t they? So to make the gameplay more uniqe I <text:span text:style-name="T3">will add</text:span> sub-modfiers which further modify some or all modifiers. The first one is for flip and its called “Dart Shot”. You shoot a single dart from the top when you press your secondary action button. <text:s/>Its made for flip to have a chance to attcak stuff easier. The second one is for all modifiers and its “Kick”. You do a 1.5 tile kick at the direction your facing in when you press the secondary action button. If you press it again in a short timespan you do a second kick in the opposite direction. Its a basic tool for combat which is not the main focus of the game.</text:p>
      <text:h text:style-name="P5" text:outline-level="4">Art Direction:</text:h>
      <text:p text:style-name="P7">This game uses a simple tileset and MinMax32 with minimal to no shading in its backgrounds and sprites. <text:span text:style-name="T2">There is also the limitation of not being able to stack sprites.</text:span></text:p>
      <text:h text:style-name="P6" text:outline-level="4">Lore:</text:h>
      <text:p text:style-name="P8">Here is the story so far:</text:p>
      <text:p text:style-name="P8">You are a rare blue blob creature named “Rimpy”. One of your friends wants you to join a scientific journey to get cash <text:span text:style-name="T4">for both of you</text:span>. And you sign in. The scientists put you on a mech called “BLANDER-1.0” in where you have advanced armour, modifiable movement options and the nessecary components for space exploration. You get sent to the moon after 2 weeks of traning. The moon now is covered by ice and a opposing goverment took over it. Your mission is to melt all of the ice and destroy a reactor at the dark side of the moon which the opposing goverment uses to generate ener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1T21:07:01.517192135</meta:creation-date>
    <dc:date>2025-01-08T22:52:26.180922586</dc:date>
    <meta:editing-duration>PT1H8M32S</meta:editing-duration>
    <meta:editing-cycles>7</meta:editing-cycles>
    <meta:generator>LibreOffice/7.4.7.2$Linux_X86_64 LibreOffice_project/40$Build-2</meta:generator>
    <meta:document-statistic meta:table-count="0" meta:image-count="0" meta:object-count="0" meta:page-count="1" meta:paragraph-count="13" meta:word-count="452" meta:character-count="2456" meta:non-whitespace-character-count="2016"/>
  </office:meta>
</office:document-meta>
</file>